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_later_" table:style-name="ta1">
        <table:shapes>
          <draw:frame draw:z-index="0" draw:style-name="gr1" draw:text-style-name="P1" svg:width="201.67mm" svg:height="76.5mm" svg:x="70.98mm" svg:y="26.56mm">
            <loext:p draw:notify-on-update-of-ranges="output_later_.A1:output_later_.A1 output_later_.A2:output_later_.A21 output_later_.B1:output_later_.B1 output_later_.B2:output_later_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.21994704115E-020" calcext:value-type="float">
            <text:p>8.21994704115E-20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9.91594045048E-020" calcext:value-type="float">
            <text:p>9.91594045048E-20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1.1976202831E-019" calcext:value-type="float">
            <text:p>1.1976202831E-19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1.44702587186E-019" calcext:value-type="float">
            <text:p>1.44702587186E-1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1.74707712684E-019" calcext:value-type="float">
            <text:p>1.74707712684E-19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2.10433181809E-019" calcext:value-type="float">
            <text:p>2.10433181809E-19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2.5224573894E-019" calcext:value-type="float">
            <text:p>2.5224573894E-19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2.99843491973E-019" calcext:value-type="float">
            <text:p>2.99843491973E-19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.51907679185E-019" calcext:value-type="float">
            <text:p>3.51907679185E-19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4.05642514889E-019" calcext:value-type="float">
            <text:p>4.05642514889E-19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4.53263159377E-019" calcext:value-type="float">
            <text:p>4.53263159377E-19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4.80602131961E-019" calcext:value-type="float">
            <text:p>4.80602131961E-1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4.66140759415E-019" calcext:value-type="float">
            <text:p>4.66140759415E-19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3.83831930747E-019" calcext:value-type="float">
            <text:p>3.83831930747E-1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2.17438082695E-019" calcext:value-type="float">
            <text:p>2.17438082695E-19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2.95565250021E-020" calcext:value-type="float">
            <text:p>-2.95565250021E-2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3.20224154655E-019" calcext:value-type="float">
            <text:p>-3.20224154655E-19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6.03861810851E-019" calcext:value-type="float">
            <text:p>-6.03861810851E-1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8.16550009447E-019" calcext:value-type="float">
            <text:p>-8.16550009447E-1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5.74049274615E-019" calcext:value-type="float">
            <text:p>-5.74049274615E-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4:54:36.659535784</dc:date>
    <meta:editing-duration>PT48M58S</meta:editing-duration>
    <meta:editing-cycles>1</meta:editing-cycles>
    <meta:document-statistic meta:table-count="1" meta:cell-count="4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68cm" svg:height="7.651cm" xlink:href=".." xlink:type="simple" chart:class="chart:scatter" chart:style-name="ch1">
        <chart:legend chart:legend-position="end" svg:x="18.083cm" svg:y="3.526cm" style:legend-expansion="high" chart:style-name="ch2"/>
        <chart:plot-area chart:style-name="ch3" table:cell-range-address="output_later_.A1:output_later_.B21" chart:data-source-has-labels="row" svg:x="0.403cm" svg:y="0.153cm" svg:width="17.277cm" svg:height="7.345cm">
          <chartooo:coordinate-region svg:x="0.695cm" svg:y="0.353cm" svg:width="16.891cm" svg:height="6.9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later_.B2:output_later_.B21" chart:label-cell-address="output_later_.B1:output_later_.B1" chart:class="chart:scatter">
            <chart:domain table:cell-range-address="output_later_.A2:output_later_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yer</text:p>
                <draw:g>
                  <svg:desc>output_later_.B1:output_later_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output_later_.A2:output_later_.A21</svg:desc>
                </draw:g>
              </table:table-cell>
              <table:table-cell office:value-type="float" office:value="8.21994704115E-020">
                <text:p>8.21994704115E-020</text:p>
                <draw:g>
                  <svg:desc>output_later_.B2:output_later_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5">
                <text:p>-0.95</text:p>
              </table:table-cell>
              <table:table-cell office:value-type="float" office:value="9.91594045048E-020">
                <text:p>9.91594045048E-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">
                <text:p>-0.9</text:p>
              </table:table-cell>
              <table:table-cell office:value-type="float" office:value="1.1976202831E-019">
                <text:p>1.1976202831E-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5">
                <text:p>-0.85</text:p>
              </table:table-cell>
              <table:table-cell office:value-type="float" office:value="1.44702587186E-019">
                <text:p>1.44702587186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1.74707712684E-019">
                <text:p>1.74707712684E-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5">
                <text:p>-0.75</text:p>
              </table:table-cell>
              <table:table-cell office:value-type="float" office:value="2.10433181809E-019">
                <text:p>2.10433181809E-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2.5224573894E-019">
                <text:p>2.5224573894E-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5">
                <text:p>-0.65</text:p>
              </table:table-cell>
              <table:table-cell office:value-type="float" office:value="2.99843491973E-019">
                <text:p>2.99843491973E-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3.51907679185E-019">
                <text:p>3.51907679185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4.05642514889E-019">
                <text:p>4.05642514889E-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4.53263159377E-019">
                <text:p>4.53263159377E-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5">
                <text:p>-0.45</text:p>
              </table:table-cell>
              <table:table-cell office:value-type="float" office:value="4.80602131961E-019">
                <text:p>4.80602131961E-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">
                <text:p>-0.4</text:p>
              </table:table-cell>
              <table:table-cell office:value-type="float" office:value="4.66140759415E-019">
                <text:p>4.66140759415E-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5">
                <text:p>-0.35</text:p>
              </table:table-cell>
              <table:table-cell office:value-type="float" office:value="3.83831930747E-019">
                <text:p>3.83831930747E-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2.17438082695E-019">
                <text:p>2.17438082695E-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5">
                <text:p>-0.25</text:p>
              </table:table-cell>
              <table:table-cell office:value-type="float" office:value="-2.95565250021E-020">
                <text:p>-2.95565250021E-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-3.20224154655E-019">
                <text:p>-3.20224154655E-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">
                <text:p>-0.15</text:p>
              </table:table-cell>
              <table:table-cell office:value-type="float" office:value="-6.03861810851E-019">
                <text:p>-6.03861810851E-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-8.16550009447E-019">
                <text:p>-8.16550009447E-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">
                <text:p>-0.05</text:p>
              </table:table-cell>
              <table:table-cell office:value-type="float" office:value="-5.74049274615E-019">
                <text:p>-5.74049274615E-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